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2.65cm" fo:min-width="31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4.75cm" fo:min-width="3.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6" style:family="graphic" style:parent-style-name="standard">
      <style:graphic-properties draw:stroke="none" svg:stroke-color="#000000" draw:fill="none" draw:fill-color="#ffffff" fo:min-height="1.99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line-height="0.249cm"/>
      <style:text-properties fo:font-size="7pt"/>
    </style:style>
    <style:style style:name="P4" style:family="paragraph">
      <loext:graphic-properties draw:fill="none" draw:fill-color="#ffffff"/>
      <style:paragraph-properties fo:line-height="0.249cm"/>
      <style:text-properties fo:font-size="7pt"/>
    </style:style>
    <style:style style:name="P5" style:family="paragraph">
      <style:paragraph-properties fo:line-height="0.249cm" fo:text-align="end"/>
      <style:text-properties fo:font-size="7pt"/>
    </style:style>
    <style:style style:name="P6" style:family="paragraph">
      <loext:graphic-properties draw:fill="none" draw:fill-color="#ffffff"/>
      <style:paragraph-properties fo:line-height="0.249cm" fo:text-align="end"/>
      <style:text-properties fo:font-size="7pt"/>
    </style:style>
    <style:style style:name="P7" style:family="paragraph">
      <style:paragraph-properties fo:line-height="0.249cm" fo:text-align="center"/>
      <style:text-properties fo:font-size="7pt"/>
    </style:style>
    <style:style style:name="P8" style:family="paragraph">
      <loext:graphic-properties draw:fill="none" draw:fill-color="#ffffff"/>
      <style:paragraph-properties fo:line-height="0.249cm" fo:text-align="center"/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cm" svg:height="12.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1.6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32.1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.6cm" svg:y="1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32.1cm" svg:y="1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17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1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1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3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3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3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5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5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7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7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7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7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5cm" svg:x="29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2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9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2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9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1.2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3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draw:transform="rotate (1.5707963267949) translate (1.2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.4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.7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.9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.20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.4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.7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.9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3.7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3.9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4.2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4.4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4.70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4.9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5.2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5.4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6.2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6.4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6.7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6.9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7.20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7.4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7.7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7.9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8.7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8.9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9.2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9.4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9.70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9.9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0.2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0.45cm 12.85cm)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9cm" svg:height="2.243cm" draw:transform="rotate (1.5707963267949) translate (1.124cm 12.759cm)">
          <draw:text-box>
            <text:p text:style-name="P3">SINE</text:p>
            <text:p text:style-name="P3">SAWTOOTH</text:p>
            <text:p text:style-name="P3">DELAY WET</text:p>
            <text:p text:style-name="P3">ENV MOD 1</text:p>
            <text:p text:style-name="P3">SOMETHING</text:p>
            <text:p text:style-name="P3">HELLO</text:p>
            <text:p text:style-name="P3">SEVEN</text:p>
            <text:p text:style-name="P3">NUMBER 8</text:p>
          </draw:text-box>
        </draw:frame>
        <draw:frame draw:style-name="gr6" draw:text-style-name="P4" draw:layer="layout" svg:width="2.259cm" svg:height="2.243cm" draw:transform="rotate (1.5707963267949) translate (3.625cm 12.76cm)">
          <draw:text-box>
            <text:p text:style-name="P3">SINE</text:p>
            <text:p text:style-name="P3">SAWTOOTH</text:p>
            <text:p text:style-name="P3">DELAY WET</text:p>
            <text:p text:style-name="P3">ENV MOD 1</text:p>
            <text:p text:style-name="P3">SOMETHING</text:p>
            <text:p text:style-name="P3">HELLO</text:p>
            <text:p text:style-name="P3">SEVEN</text:p>
            <text:p text:style-name="P3">NUMBER 8</text:p>
          </draw:text-box>
        </draw:frame>
        <draw:frame draw:style-name="gr6" draw:text-style-name="P4" draw:layer="layout" svg:width="2.259cm" svg:height="2.243cm" draw:transform="rotate (1.5707963267949) translate (6.126cm 12.761cm)">
          <draw:text-box>
            <text:p text:style-name="P3">SINE</text:p>
            <text:p text:style-name="P3">SAWTOOTH</text:p>
            <text:p text:style-name="P3">DELAY WET</text:p>
            <text:p text:style-name="P3">ENV MOD 1</text:p>
            <text:p text:style-name="P3">SOMETHING</text:p>
            <text:p text:style-name="P3">HELLO</text:p>
            <text:p text:style-name="P3">SEVEN</text:p>
            <text:p text:style-name="P3">NUMBER 8</text:p>
          </draw:text-box>
        </draw:frame>
        <draw:frame draw:style-name="gr6" draw:text-style-name="P4" draw:layer="layout" svg:width="2.259cm" svg:height="2.243cm" draw:transform="rotate (1.5707963267949) translate (8.627cm 12.762cm)">
          <draw:text-box>
            <text:p text:style-name="P3">SINE</text:p>
            <text:p text:style-name="P3">SAWTOOTH</text:p>
            <text:p text:style-name="P3">DELAY WET</text:p>
            <text:p text:style-name="P3">ENV MOD 1</text:p>
            <text:p text:style-name="P3">SOMETHING</text:p>
            <text:p text:style-name="P3">HELLO</text:p>
            <text:p text:style-name="P3">SEVEN</text:p>
            <text:p text:style-name="P3">NUMBER 8</text:p>
          </draw:text-box>
        </draw:frame>
        <draw:custom-shape draw:style-name="gr2" draw:text-style-name="P2" draw:layer="layout" svg:width="0.25cm" svg:height="0.25cm" draw:transform="rotate (1.5707963267949) translate (1.2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.4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.7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.9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.20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.4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.7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.9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3.7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3.9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4.2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4.4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4.70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4.9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5.2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5.4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6.2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6.4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6.7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6.9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7.20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7.4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7.7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7.9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8.7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8.9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9.2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9.4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9.70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9.9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0.2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0.45cm 8.451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59cm" svg:height="2.243cm" draw:transform="rotate (1.5707963267949) translate (1.124cm 10.56cm)">
          <draw:text-box>
            <text:p text:style-name="P5">SINE</text:p>
            <text:p text:style-name="P5">SAWTOOTH</text:p>
            <text:p text:style-name="P5">DELAY WET</text:p>
            <text:p text:style-name="P5">ENV MOD 1</text:p>
            <text:p text:style-name="P5">SOMETHING</text:p>
            <text:p text:style-name="P5">HELLO</text:p>
            <text:p text:style-name="P5">SEVEN</text:p>
            <text:p text:style-name="P5">NUMBER 8</text:p>
          </draw:text-box>
        </draw:frame>
        <draw:frame draw:style-name="gr6" draw:text-style-name="P6" draw:layer="layout" svg:width="2.259cm" svg:height="2.243cm" draw:transform="rotate (1.5707963267949) translate (3.625cm 10.561cm)">
          <draw:text-box>
            <text:p text:style-name="P5">SINE</text:p>
            <text:p text:style-name="P5">SAWTOOTH</text:p>
            <text:p text:style-name="P5">DELAY WET</text:p>
            <text:p text:style-name="P5">ENV MOD 1</text:p>
            <text:p text:style-name="P5">SOMETHING</text:p>
            <text:p text:style-name="P5">HELLO</text:p>
            <text:p text:style-name="P5">SEVEN</text:p>
            <text:p text:style-name="P5">NUMBER 8</text:p>
          </draw:text-box>
        </draw:frame>
        <draw:frame draw:style-name="gr6" draw:text-style-name="P6" draw:layer="layout" svg:width="2.259cm" svg:height="2.243cm" draw:transform="rotate (1.5707963267949) translate (6.124cm 10.56cm)">
          <draw:text-box>
            <text:p text:style-name="P5">SINE</text:p>
            <text:p text:style-name="P5">SAWTOOTH</text:p>
            <text:p text:style-name="P5">DELAY WET</text:p>
            <text:p text:style-name="P5">ENV MOD 1</text:p>
            <text:p text:style-name="P5">SOMETHING</text:p>
            <text:p text:style-name="P5">HELLO</text:p>
            <text:p text:style-name="P5">SEVEN</text:p>
            <text:p text:style-name="P5">NUMBER 8</text:p>
          </draw:text-box>
        </draw:frame>
        <draw:frame draw:style-name="gr6" draw:text-style-name="P6" draw:layer="layout" svg:width="2.259cm" svg:height="2.243cm" draw:transform="rotate (1.5707963267949) translate (8.625cm 10.561cm)">
          <draw:text-box>
            <text:p text:style-name="P5">SINE</text:p>
            <text:p text:style-name="P5">SAWTOOTH</text:p>
            <text:p text:style-name="P5">DELAY WET</text:p>
            <text:p text:style-name="P5">ENV MOD 1</text:p>
            <text:p text:style-name="P5">SOMETHING</text:p>
            <text:p text:style-name="P5">HELLO</text:p>
            <text:p text:style-name="P5">SEVEN</text:p>
            <text:p text:style-name="P5">NUMBER 8</text:p>
          </draw:text-box>
        </draw:frame>
        <draw:custom-shape draw:style-name="gr2" draw:text-style-name="P2" draw:layer="layout" svg:width="0.25cm" svg:height="0.25cm" draw:transform="rotate (1.5707963267949) translate (1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1.2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1.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1.7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2.00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2.2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2.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2.7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3.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3.7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4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4.2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4.50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4.7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5.2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6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6.2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6.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6.7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7.00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7.2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7.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7.7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8.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8.7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9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9.2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9.501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9.75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0cm 12.8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0.25cm 12.85cm)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9cm" svg:height="2.243cm" draw:transform="rotate (1.5707963267949) translate (10.924cm 12.759cm)">
          <draw:text-box>
            <text:p text:style-name="P3">SINE</text:p>
            <text:p text:style-name="P3">SAWTOOTH</text:p>
            <text:p text:style-name="P3">DELAY WET</text:p>
            <text:p text:style-name="P3">ENV MOD 1</text:p>
            <text:p text:style-name="P3">SOMETHING</text:p>
            <text:p text:style-name="P3">HELLO</text:p>
            <text:p text:style-name="P3">SEVEN</text:p>
            <text:p text:style-name="P3">NUMBER 8</text:p>
          </draw:text-box>
        </draw:frame>
        <draw:frame draw:style-name="gr6" draw:text-style-name="P4" draw:layer="layout" svg:width="2.259cm" svg:height="2.243cm" draw:transform="rotate (1.5707963267949) translate (13.425cm 12.76cm)">
          <draw:text-box>
            <text:p text:style-name="P3">SINE</text:p>
            <text:p text:style-name="P3">SAWTOOTH</text:p>
            <text:p text:style-name="P3">DELAY WET</text:p>
            <text:p text:style-name="P3">ENV MOD 1</text:p>
            <text:p text:style-name="P3">SOMETHING</text:p>
            <text:p text:style-name="P3">HELLO</text:p>
            <text:p text:style-name="P3">SEVEN</text:p>
            <text:p text:style-name="P3">NUMBER 8</text:p>
          </draw:text-box>
        </draw:frame>
        <draw:frame draw:style-name="gr6" draw:text-style-name="P4" draw:layer="layout" svg:width="2.259cm" svg:height="2.243cm" draw:transform="rotate (1.5707963267949) translate (15.926cm 12.761cm)">
          <draw:text-box>
            <text:p text:style-name="P3">SINE</text:p>
            <text:p text:style-name="P3">SAWTOOTH</text:p>
            <text:p text:style-name="P3">DELAY WET</text:p>
            <text:p text:style-name="P3">ENV MOD 1</text:p>
            <text:p text:style-name="P3">SOMETHING</text:p>
            <text:p text:style-name="P3">HELLO</text:p>
            <text:p text:style-name="P3">SEVEN</text:p>
            <text:p text:style-name="P3">NUMBER 8</text:p>
          </draw:text-box>
        </draw:frame>
        <draw:frame draw:style-name="gr6" draw:text-style-name="P4" draw:layer="layout" svg:width="2.259cm" svg:height="2.243cm" draw:transform="rotate (1.5707963267949) translate (18.427cm 12.762cm)">
          <draw:text-box>
            <text:p text:style-name="P3">SINE</text:p>
            <text:p text:style-name="P3">SAWTOOTH</text:p>
            <text:p text:style-name="P3">DELAY WET</text:p>
            <text:p text:style-name="P3">ENV MOD 1</text:p>
            <text:p text:style-name="P3">SOMETHING</text:p>
            <text:p text:style-name="P3">HELLO</text:p>
            <text:p text:style-name="P3">SEVEN</text:p>
            <text:p text:style-name="P3">NUMBER 8</text:p>
          </draw:text-box>
        </draw:frame>
        <draw:custom-shape draw:style-name="gr2" draw:text-style-name="P2" draw:layer="layout" svg:width="0.25cm" svg:height="0.25cm" draw:transform="rotate (1.5707963267949) translate (1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1.2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1.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1.7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2.00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2.2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2.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2.7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3.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3.7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4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4.2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4.50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4.7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5.2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6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6.2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6.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6.7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7.00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7.2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7.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7.7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8.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8.7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9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9.2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9.501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19.75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0cm 8.45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draw:transform="rotate (1.5707963267949) translate (20.25cm 8.451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59cm" svg:height="2.243cm" draw:transform="rotate (1.5707963267949) translate (10.924cm 10.56cm)">
          <draw:text-box>
            <text:p text:style-name="P5">SINE</text:p>
            <text:p text:style-name="P5">SAWTOOTH</text:p>
            <text:p text:style-name="P5">DELAY WET</text:p>
            <text:p text:style-name="P5">ENV MOD 1</text:p>
            <text:p text:style-name="P5">SOMETHING</text:p>
            <text:p text:style-name="P5">HELLO</text:p>
            <text:p text:style-name="P5">SEVEN</text:p>
            <text:p text:style-name="P5">NUMBER 8</text:p>
          </draw:text-box>
        </draw:frame>
        <draw:frame draw:style-name="gr6" draw:text-style-name="P6" draw:layer="layout" svg:width="2.259cm" svg:height="2.243cm" draw:transform="rotate (1.5707963267949) translate (13.425cm 10.561cm)">
          <draw:text-box>
            <text:p text:style-name="P5">SINE</text:p>
            <text:p text:style-name="P5">SAWTOOTH</text:p>
            <text:p text:style-name="P5">DELAY WET</text:p>
            <text:p text:style-name="P5">ENV MOD 1</text:p>
            <text:p text:style-name="P5">SOMETHING</text:p>
            <text:p text:style-name="P5">HELLO</text:p>
            <text:p text:style-name="P5">SEVEN</text:p>
            <text:p text:style-name="P5">NUMBER 8</text:p>
          </draw:text-box>
        </draw:frame>
        <draw:frame draw:style-name="gr6" draw:text-style-name="P6" draw:layer="layout" svg:width="2.259cm" svg:height="2.243cm" draw:transform="rotate (1.5707963267949) translate (15.924cm 10.56cm)">
          <draw:text-box>
            <text:p text:style-name="P5">SINE</text:p>
            <text:p text:style-name="P5">SAWTOOTH</text:p>
            <text:p text:style-name="P5">DELAY WET</text:p>
            <text:p text:style-name="P5">ENV MOD 1</text:p>
            <text:p text:style-name="P5">SOMETHING</text:p>
            <text:p text:style-name="P5">HELLO</text:p>
            <text:p text:style-name="P5">SEVEN</text:p>
            <text:p text:style-name="P5">NUMBER 8</text:p>
          </draw:text-box>
        </draw:frame>
        <draw:frame draw:style-name="gr6" draw:text-style-name="P6" draw:layer="layout" svg:width="2.259cm" svg:height="2.243cm" draw:transform="rotate (1.5707963267949) translate (18.425cm 10.561cm)">
          <draw:text-box>
            <text:p text:style-name="P5">SINE</text:p>
            <text:p text:style-name="P5">SAWTOOTH</text:p>
            <text:p text:style-name="P5">DELAY WET</text:p>
            <text:p text:style-name="P5">ENV MOD 1</text:p>
            <text:p text:style-name="P5">SOMETHING</text:p>
            <text:p text:style-name="P5">HELLO</text:p>
            <text:p text:style-name="P5">SEVEN</text:p>
            <text:p text:style-name="P5">NUMBER 8</text:p>
          </draw:text-box>
        </draw:frame>
        <draw:custom-shape draw:style-name="gr7" draw:text-style-name="P2" draw:layer="layout" svg:width="1.5cm" svg:height="1.5cm" svg:x="31.2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1.4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5cm" svg:height="0.5cm" svg:x="31.2cm" svg:y="12.3cm">
          <draw:text-box>
            <text:p text:style-name="P7">3.5MM</text:p>
          </draw:text-box>
        </draw:frame>
        <draw:custom-shape draw:style-name="gr7" draw:text-style-name="P2" draw:layer="layout" svg:width="1.5cm" svg:height="1.5cm" svg:x="29.7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29.9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5cm" svg:height="0.5cm" svg:x="29.7cm" svg:y="12.3cm">
          <draw:text-box>
            <text:p text:style-name="P7">3.5MM</text:p>
          </draw:text-box>
        </draw:frame>
        <draw:custom-shape draw:style-name="gr7" draw:text-style-name="P2" draw:layer="layout" svg:width="1.5cm" svg:height="1.5cm" svg:x="29.7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29.9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5cm" svg:height="0.5cm" svg:x="29.7cm" svg:y="10.8cm">
          <draw:text-box>
            <text:p text:style-name="P7">3.5MM</text:p>
          </draw:text-box>
        </draw:frame>
        <draw:custom-shape draw:style-name="gr7" draw:text-style-name="P2" draw:layer="layout" svg:width="1.5cm" svg:height="1.5cm" svg:x="31.2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1.4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5cm" svg:height="0.5cm" svg:x="31.2cm" svg:y="10.8cm">
          <draw:text-box>
            <text:p text:style-name="P7">3.5MM</text:p>
          </draw:text-box>
        </draw:frame>
        <draw:custom-shape draw:style-name="gr7" draw:text-style-name="P2" draw:layer="layout" svg:width="1.5cm" svg:height="1.5cm" svg:x="31.2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31.4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5cm" svg:height="0.5cm" svg:x="31.2cm" svg:y="9.3cm">
          <draw:text-box>
            <text:p text:style-name="P7">3.5MM</text:p>
          </draw:text-box>
        </draw:frame>
        <draw:custom-shape draw:style-name="gr7" draw:text-style-name="P2" draw:layer="layout" svg:width="1.5cm" svg:height="1.5cm" svg:x="29.7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29.9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5cm" svg:height="0.5cm" svg:x="29.7cm" svg:y="9.3cm">
          <draw:text-box>
            <text:p text:style-name="P7">3.5MM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11:28:55.949000000</meta:creation-date>
    <dc:date>2022-06-10T12:43:21.037000000</dc:date>
    <meta:editing-duration>P17DT6H31M55S</meta:editing-duration>
    <meta:editing-cycles>7</meta:editing-cycles>
    <meta:generator>LibreOffice/6.3.5.2$Windows_X86_64 LibreOffice_project/dd0751754f11728f69b42ee2af66670068624673</meta:generator>
    <meta:document-statistic meta:object-count="239"/>
  </office:meta>
</office:document-meta>
</file>